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Linux Libertine" svg:font-family="'Linux Libertine'" style:font-adornments="Standard" style:font-pitch="variable"/>
    <style:font-face style:name="DejaVu Serif1" svg:font-family="'DejaVu Serif'" style:font-adornments="Fett" style:font-family-generic="roman" style:font-pitch="variable"/>
    <style:font-face style:name="DejaVu Serif" svg:font-family="'DejaVu Serif'" style:font-adornments="Normal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Heading_20_1">
      <style:text-properties officeooo:paragraph-rsid="0019085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6630" style:font-style-asian="italic" style:font-style-complex="italic"/>
    </style:style>
    <style:style style:name="T3" style:family="text">
      <style:text-properties fo:font-style="italic" officeooo:rsid="0019085a" style:font-style-asian="italic" style:font-style-complex="italic"/>
    </style:style>
    <style:style style:name="T4" style:family="text">
      <style:text-properties fo:font-style="italic" officeooo:rsid="001b00a7" style:font-style-asian="italic" style:font-style-complex="italic"/>
    </style:style>
    <style:style style:name="T5" style:family="text">
      <style:text-properties officeooo:rsid="0019085a"/>
    </style:style>
    <style:style style:name="T6" style:family="text">
      <style:text-properties officeooo:rsid="001a636d"/>
    </style:style>
    <style:style style:name="T7" style:family="text">
      <style:text-properties officeooo:rsid="001b00a7"/>
    </style:style>
    <style:style style:name="T8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5">Spotlight Kid - </text:span>Another Day</text:p>
      <text:h text:style-name="Heading_20_1" text:outline-level="1">Verse 1:</text:h>
      <text:p text:style-name="Standard">As the light</text:p>
      <text:p text:style-name="Standard">slips away</text:p>
      <text:p text:style-name="Standard">My mind is black </text:p>
      <text:p text:style-name="Standard">And I can't find the way</text:p>
      <text:p text:style-name="Standard"/>
      <text:p text:style-name="Standard">See the flame</text:p>
      <text:p text:style-name="P1">Flash In The Night</text:p>
      <text:p text:style-name="Standard">Like a <text:span text:style-name="T1">Maniac</text:span> I pray</text:p>
      <text:h text:style-name="Heading_20_1" text:outline-level="1">Chorus 2:</text:h>
      <text:p text:style-name="Standard">While you're so far away</text:p>
      <text:p text:style-name="Standard">There'll be another day</text:p>
      <text:p text:style-name="Standard">When you <text:span text:style-name="T4">C</text:span><text:span text:style-name="T1">ome </text:span><text:span text:style-name="T4">B</text:span><text:span text:style-name="T1">ack </text:span><text:span text:style-name="T4">A</text:span><text:span text:style-name="T1">nd </text:span><text:span text:style-name="T4">S</text:span><text:span text:style-name="T1">tay</text:span>, and I</text:p>
      <text:p text:style-name="P1">Won't <text:span text:style-name="T7">L</text:span>et <text:span text:style-name="T7">Y</text:span>ou <text:span text:style-name="T7">D</text:span>own <text:span text:style-name="T7">A</text:span>gain</text:p>
      <text:p text:style-name="Standard">I'm standing in the rain</text:p>
      <text:p text:style-name="Standard">And another lonely <text:span text:style-name="T5">n</text:span>ight <text:span text:style-name="T4">F</text:span><text:span text:style-name="T1">ade</text:span><text:span text:style-name="T8">s</text:span><text:span text:style-name="T1"> </text:span><text:span text:style-name="T4">T</text:span><text:span text:style-name="T1">o </text:span><text:span text:style-name="T4">G</text:span><text:span text:style-name="T1">ray</text:span></text:p>
      <text:h text:style-name="Heading_20_1" text:outline-level="1">Verse 2:</text:h>
      <text:p text:style-name="Standard">All the world</text:p>
      <text:p text:style-name="Standard">frozen white</text:p>
      <text:p text:style-name="P1">Lady Of Ice</text:p>
      <text:p text:style-name="Standard">Where's my <text:span text:style-name="T1">Lucky Star</text:span> tonight</text:p>
      <text:p text:style-name="Standard"/>
      <text:p text:style-name="Standard">Hold me tight</text:p>
      <text:p text:style-name="Standard">Don't say a word</text:p>
      <text:p text:style-name="Standard">Loose my <text:span text:style-name="T4">S</text:span><text:span text:style-name="T1">elf </text:span><text:span text:style-name="T4">C</text:span><text:span text:style-name="T1">ontrol</text:span>, but hey </text:p>
      <text:h text:style-name="Heading_20_1" text:outline-level="1">Chorus 2:</text:h>
      <text:p text:style-name="Standard">You're, oh, so far away</text:p>
      <text:p text:style-name="Standard">I'll never see the day</text:p>
      <text:p text:style-name="Standard">When you come back to me and stay</text:p>
      <text:p text:style-name="Standard"><text:span text:style-name="T1">Don't </text:span><text:span text:style-name="T4">B</text:span><text:span text:style-name="T1">reak </text:span><text:span text:style-name="T4">M</text:span><text:span text:style-name="T1">y </text:span><text:span text:style-name="T4">H</text:span><text:span text:style-name="T1">eart</text:span> again</text:p>
      <text:p text:style-name="Standard">Cause I can't stand the pain</text:p>
      <text:p text:style-name="Standard">It's <text:span text:style-name="T6">a</text:span> losing game, which I don't wan<text:span text:style-name="T5">t to</text:span> play</text:p>
      <text:h text:style-name="Heading_20_1" text:outline-level="1">Chorus 3 <text:span text:style-name="T1">(</text:span><text:span text:style-name="T2">as </text:span><text:span text:style-name="T1">Chorus </text:span><text:span text:style-name="T3">1</text:span><text:span text:style-name="T1">)</text:span></text:h>
      <text:h text:style-name="P2" text:outline-level="1"><text:span text:style-name="T1">Chorus </text:span><text:span text:style-name="T3">4</text:span><text:span text:style-name="T1"> (</text:span><text:span text:style-name="T2">as </text:span><text:span text:style-name="T1">Chorus </text:span><text:span text:style-name="T3">2</text:span><text:span text:style-name="T1">)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Linux Libertine" svg:font-family="'Linux Libertine'" style:font-adornments="Standard" style:font-pitch="variable"/>
    <style:font-face style:name="DejaVu Serif1" svg:font-family="'DejaVu Serif'" style:font-adornments="Fett" style:font-family-generic="roman" style:font-pitch="variable"/>
    <style:font-face style:name="DejaVu Serif" svg:font-family="'DejaVu Serif'" style:font-adornments="Normal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erif" fo:font-family="'DejaVu Serif'" style:font-style-name="Normal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, 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, 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, Arial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erif1" fo:font-family="'DejaVu Serif'" style:font-style-name="Fett" style:font-family-generic="roman" style:font-pitch="variable" fo:font-size="28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Arndt</meta:initial-creator>
    <meta:creation-date>2019-10-17T10:47:31.778590196</meta:creation-date>
    <dc:date>2019-10-30T18:29:49.377506391</dc:date>
    <dc:creator>Christopher Arndt</dc:creator>
    <meta:editing-duration>PT9M36S</meta:editing-duration>
    <meta:editing-cycles>4</meta:editing-cycles>
    <meta:generator>LibreOffice/6.2.8.2$Linux_X86_64 LibreOffice_project/20$Build-2</meta:generator>
    <meta:document-statistic meta:table-count="0" meta:image-count="0" meta:object-count="0" meta:page-count="1" meta:paragraph-count="33" meta:word-count="149" meta:character-count="689" meta:non-whitespace-character-count="571"/>
  </office:meta>
</office:document-meta>
</file>